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082" officeooo:paragraph-rsid="00193082"/>
    </style:style>
    <style:style style:name="P2" style:family="paragraph" style:parent-style-name="Standard">
      <style:text-properties officeooo:rsid="001e2e42" officeooo:paragraph-rsid="001e2e42"/>
    </style:style>
    <style:style style:name="P3" style:family="paragraph" style:parent-style-name="Standard">
      <style:text-properties officeooo:rsid="001e2e42" officeooo:paragraph-rsid="001e2e42"/>
    </style:style>
    <style:style style:name="P4" style:family="paragraph" style:parent-style-name="Standard">
      <style:text-properties officeooo:rsid="001f1769" officeooo:paragraph-rsid="001f17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Insert into test </text:p>
      <text:p text:style-name="P1">&gt;If siteID is filled in:</text:p>
      <text:p text:style-name="P1">&gt;&gt;Get Lat, Lng from sites</text:p>
      <text:p text:style-name="P1">&gt;&gt;Fill Lat, Lng into test</text:p>
      <text:p text:style-name="P1">&gt;If siteID is not filled in:</text:p>
      <text:p text:style-name="P1">&gt;&gt;Lat, Lng should be filled in (required);</text:p>
      <text:p text:style-name="P1"/>
      <text:p text:style-name="P1"/>
      <text:p text:style-name="P2">DELIMITER $$</text:p>
      <text:p text:style-name="P2">DROP TRIGGER IF EXISTS updateRow $$</text:p>
      <text:p text:style-name="P2">CREATE TRIGGER updateRow </text:p>
      <text:p text:style-name="P2"><text:s text:c="4"/>BEFORE INSERT ON Testing</text:p>
      <text:p text:style-name="P2"><text:s text:c="4"/>FOR EACH ROW </text:p>
      <text:p text:style-name="P2">BEGIN</text:p>
      <text:p text:style-name="P2">SET New.Lat = (Select Lat From Sites WHERE NEW.SiteID = siteID) , New.Lng = (Select Lng From Sites WHERE NEW.SiteID = siteID);</text:p>
      <text:p text:style-name="P2">END$$</text:p>
      <text:p text:style-name="P2">DELIMITER ;</text:p>
      <text:p text:style-name="P2"/>
      <text:p text:style-name="P2"/>
      <text:p text:style-name="P2"/>
      <text:p text:style-name="P4">CREATE TRIGGER `updateRow` BEFORE INSERT ON `Testing`</text:p>
      <text:p text:style-name="P4"><text:s/>FOR EACH ROW BEGIN</text:p>
      <text:p text:style-name="P4">SET New.Lat = (Select Lat From Sites WHERE NEW.SiteID = siteID) , New.Lng = (Select Lng From Sites WHERE NEW.SiteID = siteID);</text:p>
      <text:p text:style-name="P4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1:49:24.223914993</meta:creation-date>
    <dc:date>2017-07-11T11:14:35.959566690</dc:date>
    <meta:editing-duration>PT14M59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110" meta:character-count="628" meta:non-whitespace-character-count="525"/>
  </office:meta>
</office:document-meta>
</file>